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5000003620CFE4D84.png"/>
  <manifest:file-entry manifest:media-type="image/png" manifest:full-path="Pictures/10000201000005B200000367E785E14E.png"/>
  <manifest:file-entry manifest:media-type="image/png" manifest:full-path="Pictures/10000201000003F4000002FC9C8A7D7A.png"/>
  <manifest:file-entry manifest:media-type="image/png" manifest:full-path="Pictures/100002010000064C0000030197F5AC35.png"/>
  <manifest:file-entry manifest:media-type="image/png" manifest:full-path="Pictures/10000201000003FC00000301BB9377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1.352in"/>
    </style:style>
    <style:style style:name="co4" style:family="table-column">
      <style:table-column-properties fo:break-before="auto" style:column-width="11.4811in"/>
    </style:style>
    <style:style style:name="ro1" style:family="table-row">
      <style:table-row-properties style:row-height="1.398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3in" fo:break-before="auto" style:use-optimal-row-height="false"/>
    </style:style>
    <style:style style:name="ro4" style:family="table-row">
      <style:table-row-properties style:row-height="1.3563in" fo:break-before="auto" style:use-optimal-row-height="false"/>
    </style:style>
    <style:style style:name="ro5" style:family="table-row">
      <style:table-row-properties style:row-height="1.5264in" fo:break-before="auto" style:use-optimal-row-height="false"/>
    </style:style>
    <style:style style:name="ro6" style:family="table-row">
      <style:table-row-properties style:row-height="1.3846in" fo:break-before="auto" style:use-optimal-row-height="false"/>
    </style:style>
    <style:style style:name="ro7" style:family="table-row">
      <style:table-row-properties style:row-height="1.3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</office:automatic-styles>
  <office:body>
    <office:spreadsheet>
      <table:table table:name="Performance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/>
            <text:p><text:span text:style-name="T1"/></text:p>
            <text:p><text:span text:style-name="T1"/></text:p>
            <draw:frame table:end-cell-address="Performance.H39" table:end-x="0.2035in" table:end-y="0.039in" draw:z-index="0" draw:name="Images 1" draw:style-name="gr1" draw:text-style-name="P1" svg:width="16.7933in" svg:height="8.011in" svg:x="0.0201in" svg:y="0in">
              <draw:image xlink:href="Pictures/100002010000064C0000030197F5AC35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78">
          <table:table-cell/>
        </table:table-row>
        <table:table-row table:style-name="ro3">
          <table:table-cell table:style-name="ce1"/>
        </table:table-row>
        <table:table-row table:style-name="ro3">
          <table:table-cell/>
        </table:table-row>
      </table:table>
      <table:table table:name="Niveau-AA" table:style-name="ta1" table:print="false">
        <table:table-column table:style-name="co3" table:default-cell-style-name="Default"/>
        <table:table-row table:style-name="ro4">
          <table:table-cell table:style-name="ce1" office:value-type="string">
            <text:p><text:span text:style-name="T2">AVANT :</text:span></text:p>
            <text:p><text:span text:style-name="T2"/></text:p>
            <draw:frame table:end-cell-address="'Niveau-AA'.F52" table:end-x="0.3232in" table:end-y="0.0028in" draw:z-index="0" draw:name="Images 3" draw:style-name="gr1" draw:text-style-name="P1" svg:width="15.189in" svg:height="9.0736in" svg:x="0in" svg:y="1.1705in">
              <draw:image xlink:href="Pictures/10000201000005B200000367E785E14E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50">
          <table:table-cell/>
        </table:table-row>
        <table:table-row table:style-name="ro5">
          <table:table-cell table:style-name="ce1" office:value-type="string">
            <text:p><text:span text:style-name="T2">APRES :</text:span></text:p>
            <text:p><text:span text:style-name="T2"/></text:p>
            <draw:frame table:end-cell-address="'Niveau-AA'.D103" table:end-x="0.6327in" table:end-y="0.065in" draw:z-index="1" draw:name="Images 4" draw:style-name="gr1" draw:text-style-name="P1" svg:width="13.7201in" svg:height="9.0217in" svg:x="0in" svg:y="1.4543in">
              <draw:image xlink:href="Pictures/1000020100000525000003620CFE4D84.png" xlink:type="simple" xlink:show="embed" xlink:actuate="onLoad">
                <text:p/>
              </draw:image>
            </draw:frame>
          </table:table-cell>
        </table:table-row>
      </table:table>
      <table:table table:name="crawling" table:style-name="ta1" table:print="false">
        <table:table-column table:style-name="co4" table:default-cell-style-name="Default"/>
        <table:table-row table:style-name="ro6">
          <table:table-cell table:style-name="ce1" office:value-type="string">
            <text:p><text:span text:style-name="T2">AVANT :</text:span></text:p>
            <text:p><text:span text:style-name="T2"/></text:p>
            <draw:frame table:end-cell-address="crawling.A45" table:end-x="10.9421in" table:end-y="0.1677in" draw:z-index="0" draw:name="Images 5" draw:style-name="gr1" draw:text-style-name="P1" svg:width="10.5425in" svg:height="7.9587in" svg:x="0.3996in" svg:y="1.2339in">
              <draw:image xlink:href="Pictures/10000201000003F4000002FC9C8A7D7A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44">
          <table:table-cell/>
        </table:table-row>
        <table:table-row table:style-name="ro7">
          <table:table-cell table:style-name="ce1" office:value-type="string">
            <text:p><text:span text:style-name="T2">APRES :</text:span></text:p>
            <text:p><text:span text:style-name="T2"/></text:p>
            <draw:frame table:end-cell-address="crawling.A91" table:end-x="10.9756in" table:end-y="0.0551in" draw:z-index="1" draw:name="Images 6" draw:style-name="gr1" draw:text-style-name="P1" svg:width="10.626in" svg:height="8.011in" svg:x="0.3496in" svg:y="1.2382in">
              <draw:image xlink:href="Pictures/10000201000003FC00000301BB93770A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R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R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9">05/19/2021</text:date>, <text:time>12:2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8:19:16.82</meta:creation-date>
    <dc:date>2021-05-19T12:28:45.79</dc:date>
    <meta:editing-duration>PT21M22S</meta:editing-duration>
    <meta:editing-cycles>2</meta:editing-cycles>
    <meta:generator>OpenOffice/4.1.7$Win32 OpenOffice.org_project/417m1$Build-9800</meta:generator>
    <meta:document-statistic meta:table-count="3" meta:cell-count="5" meta:object-count="5"/>
  </office:meta>
</office:document-meta>
</file>